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B00000069194264E6.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Micro Hei1" svg:font-family="'WenQuanYi Micro Hei'" style:font-family-generic="modern"/>
    <style:font-face style:name="Calibri" svg:font-family="Calibri" style:font-family-generic="roman"/>
    <style:font-face style:name="Lohit Hindi" svg:font-family="'Lohit Hindi'" style:font-family-generic="roman"/>
    <style:font-face style:name="OpenSymbol1" svg:font-family="OpenSymbol, 'Arial Unicode MS'" style:font-family-generic="roman"/>
    <style:font-face style:name="Arial1" svg:font-family="Arial" style:font-family-generic="swiss"/>
    <style:font-face style:name="DejaVu Sans" svg:font-family="'DejaVu Sans'" style:font-pitch="variable"/>
    <style:font-face style:name="Lohit Hindi2"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3cm" table:align="left" style:writing-mode="lr-tb"/>
    </style:style>
    <style:style style:name="Tabla1.A" style:family="table-column">
      <style:table-column-properties style:column-width="1.288cm"/>
    </style:style>
    <style:style style:name="Tabla1.B" style:family="table-column">
      <style:table-column-properties style:column-width="1.289cm"/>
    </style:style>
    <style:style style:name="Tabla1.C" style:family="table-column">
      <style:table-column-properties style:column-width="15.016cm"/>
    </style:style>
    <style:style style:name="Tabla1.1" style:family="table-row">
      <style:table-row-properties fo:keep-together="auto"/>
    </style:style>
    <style:style style:name="Tabla1.A1" style:family="table-cell">
      <style:table-cell-properties style:vertical-align="middle" fo:padding="0.097cm" fo:border-left="0.1pt solid #000000" fo:border-right="none" fo:border-top="0.1pt solid #000000" fo:border-bottom="0.1pt solid #000000" style:writing-mode="lr-tb"/>
    </style:style>
    <style:style style:name="Tabla1.C1" style:family="table-cell">
      <style:table-cell-properties style:vertical-align="middle" fo:padding="0.097cm" fo:border="0.1pt solid #000000" style:writing-mode="lr-tb"/>
    </style:style>
    <style:style style:name="Tabla1.A2" style:family="table-cell">
      <style:table-cell-properties style:vertical-align="middle" fo:padding="0.097cm" fo:border-left="0.1pt solid #000000" fo:border-right="none" fo:border-top="none" fo:border-bottom="0.1pt solid #000000" style:writing-mode="lr-tb"/>
    </style:style>
    <style:style style:name="Tabla1.C2" style:family="table-cell">
      <style:table-cell-properties style:vertical-align="middle" fo:padding="0.097cm" fo:border-left="0.1pt solid #000000" fo:border-right="0.1pt solid #000000" fo:border-top="none" fo:border-bottom="0.1pt solid #000000" style:writing-mode="lr-tb"/>
    </style:style>
    <style:style style:name="Tabla2" style:family="table">
      <style:table-properties style:width="17.598cm" table:align="left" style:writing-mode="lr-tb"/>
    </style:style>
    <style:style style:name="Tabla2.A" style:family="table-column">
      <style:table-column-properties style:column-width="6.967cm"/>
    </style:style>
    <style:style style:name="Tabla2.B" style:family="table-column">
      <style:table-column-properties style:column-width="6.638cm"/>
    </style:style>
    <style:style style:name="Tabla2.C" style:family="table-column">
      <style:table-column-properties style:column-width="3.993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C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C2" style:family="table-cell">
      <style:table-cell-properties style:vertical-align="top" fo:padding="0.097cm" fo:border-left="0.1pt solid #000000" fo:border-right="0.1pt solid #000000" fo:border-top="none" fo:border-bottom="0.1pt solid #000000" style:writing-mode="lr-tb"/>
    </style:style>
    <style:style style:name="Tabla2.4" style:family="table-row">
      <style:table-row-properties style:min-row-height="0.041cm" fo:keep-together="auto"/>
    </style:style>
    <style:style style:name="Tabla3" style:family="table">
      <style:table-properties style:width="17.593cm" table:align="left" style:writing-mode="lr-tb"/>
    </style:style>
    <style:style style:name="Tabla3.A" style:family="table-column">
      <style:table-column-properties style:column-width="17.593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593cm" table:align="left" style:writing-mode="lr-tb"/>
    </style:style>
    <style:style style:name="Tabla4.A" style:family="table-column">
      <style:table-column-properties style:column-width="17.593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5" style:family="table" style:master-page-name="Convertir_20_1">
      <style:table-properties style:width="17.593cm" style:page-number="auto" table:align="left" style:writing-mode="lr-tb"/>
    </style:style>
    <style:style style:name="Tabla5.A" style:family="table-column">
      <style:table-column-properties style:column-width="17.593cm"/>
    </style:style>
    <style:style style:name="Tabla5.1" style:family="table-row">
      <style:table-row-properties style:min-row-height="2.159cm" fo:keep-together="auto"/>
    </style:style>
    <style:style style:name="Tabla5.A1" style:family="table-cell">
      <style:table-cell-properties style:vertical-align="top" fo:padding="0.097cm" fo:border-left="0.1pt solid #000000" fo:border-right="0.1pt solid #000000" fo:border-top="none" fo:border-bottom="0.1pt solid #000000" style:writing-mode="lr-tb"/>
    </style:style>
    <style:style style:name="Tabla5.2" style:family="table-row">
      <style:table-row-properties fo:keep-together="auto"/>
    </style:style>
    <style:style style:name="Tabla5.A2" style:family="table-cell">
      <style:table-cell-properties style:vertical-align="top" fo:padding="0.097cm" fo:border="0.1pt solid #000000" style:writing-mode="lr-tb"/>
    </style:style>
    <style:style style:name="Tabla5.3" style:family="table-row">
      <style:table-row-properties style:min-row-height="2.357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1" style:text-underline-style="solid" style:text-underline-width="auto" style:text-underline-color="font-color" fo:font-weight="bold" style:font-weight-asian="bold" style:font-name-complex="Liberation Serif1" style:font-weight-complex="bold"/>
    </style:style>
    <style:style style:name="P3" style:family="paragraph" style:parent-style-name="Standard">
      <style:text-properties style:font-name="Liberation Serif1" fo:font-size="11pt" style:font-size-asian="11pt" style:font-name-complex="Liberation Serif1" style:font-size-complex="11pt"/>
    </style:style>
    <style:style style:name="P4" style:family="paragraph" style:parent-style-name="Standard">
      <style:paragraph-properties fo:text-align="center" style:justify-single-word="false"/>
      <style:text-properties style:font-name="Liberation Serif1" fo:font-size="9pt" fo:font-weight="bold" style:font-size-asian="9pt" style:font-weight-asian="bold" style:font-name-complex="Liberation Serif1" style:font-size-complex="9pt" style:font-weight-complex="bold"/>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weight-complex="bold" style:text-emphasize="none"/>
    </style:style>
    <style:style style:name="P7" style:family="paragraph" style:parent-style-name="Standard">
      <style:paragraph-properties fo:text-align="center" style:justify-single-word="false" style:snap-to-layout-grid="fals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text-emphasize="none"/>
    </style:style>
    <style:style style:name="P8" style:family="paragraph" style:parent-style-name="Standard">
      <style:paragraph-properties fo:text-align="center" style:justify-single-word="false" style:snap-to-layout-grid="false"/>
      <style:text-properties style:text-outline="false" style:text-line-through-style="none" style:text-line-through-type="none" style:font-name="Lohit Hindi" fo:font-size="7.5pt" fo:font-style="normal" fo:text-shadow="none" style:text-underline-style="none" fo:font-weight="normal" style:font-size-asian="7.5pt" style:font-style-asian="normal" style:font-weight-asian="normal" style:font-name-complex="Lohit Hindi" style:font-size-complex="10pt" style:text-emphasize="none"/>
    </style:style>
    <style:style style:name="P9" style:family="paragraph" style:parent-style-name="Standard">
      <style:text-properties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text-emphasize="none"/>
    </style:style>
    <style:style style:name="P10" style:family="paragraph" style:parent-style-name="Standard">
      <style:paragraph-properties fo:text-align="justify" style:justify-single-word="false"/>
      <style:text-properties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text-emphasize="none"/>
    </style:style>
    <style:style style:name="P11" style:family="paragraph" style:parent-style-name="Standard">
      <style:paragraph-properties fo:text-align="center" style:justify-single-word="false" style:snap-to-layout-grid="fals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10pt" style:text-emphasize="none"/>
    </style:style>
    <style:style style:name="P12" style:family="paragraph" style:parent-style-name="Standard">
      <style:paragraph-properties fo:text-align="center" style:justify-single-word="false" style:snap-to-layout-grid="fals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text-emphasize="none"/>
    </style:style>
    <style:style style:name="P13" style:family="paragraph" style:parent-style-name="Standard">
      <style:paragraph-properties style:line-height-at-least="0.176cm" fo:text-align="start" style:justify-single-word="false"/>
      <style:text-properties fo:font-size="12pt" style:font-size-asian="12p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50%" fo:text-align="center" style:justify-single-word="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style:font-name="Liberation Serif1" fo:font-size="11pt" style:font-size-asian="11pt" style:font-name-complex="Liberation Serif1" style:font-size-complex="11pt"/>
    </style:style>
    <style:style style:name="P19" style:family="paragraph" style:parent-style-name="Table_20_Contents">
      <style:paragraph-properties fo:text-align="center" style:justify-single-word="false" style:snap-to-layout-grid="false"/>
      <style:text-properties style:font-name="Liberation Serif1" fo:font-size="11pt" style:font-size-asian="11pt" style:font-name-complex="Liberation Serif1" style:font-size-complex="11pt"/>
    </style:style>
    <style:style style:name="P20" style:family="paragraph" style:parent-style-name="Table_20_Contents">
      <style:paragraph-properties fo:text-align="center" style:justify-single-word="false"/>
      <style:text-properties style:font-name="Liberation Serif1" fo:font-size="11pt" fo:font-style="normal" fo:font-weight="bold" style:font-size-asian="11pt" style:font-style-asian="normal" style:font-weight-asian="bold" style:font-name-complex="Liberation Serif1" style:font-size-complex="11pt" style:font-style-complex="normal" style:font-weight-complex="bold"/>
    </style:style>
    <style:style style:name="P21" style:family="paragraph" style:parent-style-name="Table_20_Contents">
      <style:paragraph-properties fo:text-align="start" style:justify-single-word="false"/>
      <style:text-properties style:font-name="Liberation Serif1" fo:font-size="11pt" fo:font-weight="bold" style:font-size-asian="11pt" style:font-weight-asian="bold" style:font-name-complex="Liberation Serif1" style:font-size-complex="11pt" style:font-weight-complex="bold"/>
    </style:style>
    <style:style style:name="P22" style:family="paragraph" style:parent-style-name="Table_20_Contents">
      <style:paragraph-properties fo:text-align="start" style:justify-single-word="false" style:snap-to-layout-grid="false"/>
      <style:text-properties style:font-name="Liberation Serif1" fo:font-size="11pt" fo:font-weight="bold" style:font-size-asian="11pt" style:font-weight-asian="bold" style:font-name-complex="Liberation Serif1" style:font-size-complex="11pt" style:font-weight-complex="bold"/>
    </style:style>
    <style:style style:name="P23" style:family="paragraph" style:parent-style-name="Table_20_Contents">
      <style:paragraph-properties fo:text-align="center" style:justify-single-word="false"/>
      <style:text-properties style:font-name="Liberation Serif1" fo:font-size="11pt" fo:font-style="italic" fo:font-weight="normal" style:font-size-asian="11pt" style:font-style-asian="italic" style:font-weight-asian="normal" style:font-name-complex="Liberation Serif1" style:font-size-complex="11pt" style:font-style-complex="italic"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snap-to-layout-grid="false"/>
      <style:text-properties fo:font-size="10pt" style:font-size-asian="10pt" style:font-size-complex="10pt"/>
    </style:style>
    <style:style style:name="P26" style:family="paragraph" style:parent-style-name="Table_20_Contents">
      <style:paragraph-properties fo:text-align="center" style:justify-single-word="false" style:snap-to-layout-grid="fals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text-emphasize="none"/>
    </style:style>
    <style:style style:name="P27" style:family="paragraph">
      <style:paragraph-properties fo:text-align="center" style:writing-mode="lr-tb"/>
    </style:style>
    <style:style style:name="T1" style:family="text">
      <style:text-properties style:font-name="Liberation Serif1" style:text-underline-style="solid" style:text-underline-width="auto" style:text-underline-color="font-color" fo:font-weight="bold" style:font-weight-asian="bold" style:font-name-complex="Liberation Serif1" style:font-weight-complex="bold"/>
    </style:style>
    <style:style style:name="T2" style:family="text">
      <style:text-properties style:font-name="Liberation Serif1" fo:font-size="11pt" fo:font-style="normal" fo:font-weight="bold" style:font-size-asian="11pt" style:font-style-asian="normal" style:font-weight-asian="bold" style:font-name-complex="Liberation Serif1" style:font-size-complex="11pt" style:font-style-complex="normal" style:font-weight-complex="bold"/>
    </style:style>
    <style:style style:name="T3" style:family="text">
      <style:text-properties style:font-name="Liberation Serif1" fo:font-size="11pt" style:font-size-asian="11pt" style:font-name-complex="Liberation Serif1" style:font-size-complex="11pt"/>
    </style:style>
    <style:style style:name="T4" style:family="text">
      <style:text-properties style:font-name="Liberation Serif1" fo:font-size="11pt" fo:font-style="italic" fo:font-weight="normal" style:font-size-asian="11pt" style:font-style-asian="italic" style:font-weight-asian="normal" style:font-name-complex="Liberation Serif1" style:font-size-complex="11pt" style:font-style-complex="italic" style:font-weight-complex="normal"/>
    </style:style>
    <style:style style:name="T5" style:family="text">
      <style:text-properties style:font-name="Liberation Serif1" fo:font-size="11pt" fo:font-weight="bold" style:font-size-asian="11pt" style:font-weight-asian="bold" style:font-name-complex="Liberation Serif1" style:font-size-complex="11pt" style:font-weight-complex="bold"/>
    </style:style>
    <style:style style:name="T6" style:family="text">
      <style:text-properties style:font-name="Liberation Serif1" fo:font-size="9pt" fo:font-weight="bold" style:font-size-asian="9pt" style:font-weight-asian="bold" style:font-name-complex="Liberation Serif1" style:font-size-complex="9pt" style:font-weight-complex="bold"/>
    </style:style>
    <style:style style:name="T7" style:family="text">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weight-complex="bold" style:text-emphasize="none"/>
    </style:style>
    <style:style style:name="T8" style:family="text">
      <style:text-properties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text-emphasize="none"/>
    </style:style>
    <style:style style:name="T9" style:family="text">
      <style:text-properties fo:font-size="12pt" style:font-size-asian="12pt" style:font-size-complex="12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9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ACTA DE REUNION DEL GRUPO Nª 1</text:span></text:p>
      <text:p text:style-name="P2"/>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17"><text:span text:style-name="T2">Reunión Nro</text:span></text:p>
          </table:table-cell>
          <table:covered-table-cell/>
          <table:table-cell table:style-name="Tabla1.C1" office:value-type="string">
            <text:p text:style-name="P18">1/2016</text:p>
          </table:table-cell>
        </table:table-row>
        <table:table-row table:style-name="Tabla1.1">
          <table:table-cell table:style-name="Tabla1.A2" table:number-columns-spanned="2" office:value-type="string">
            <text:p text:style-name="P20">Fecha</text:p>
          </table:table-cell>
          <table:covered-table-cell/>
          <table:table-cell table:style-name="Tabla1.C2" office:value-type="string">
            <text:p text:style-name="P24"><text:span text:style-name="T3">06 de abril 2016</text:span></text:p>
          </table:table-cell>
        </table:table-row>
        <table:table-row table:style-name="Tabla1.1">
          <table:table-cell table:style-name="Tabla1.A2" table:number-rows-spanned="2" office:value-type="string">
            <text:p text:style-name="P20">Hora </text:p>
          </table:table-cell>
          <table:table-cell table:style-name="Tabla1.A2" office:value-type="string">
            <text:p text:style-name="P20">Inicio</text:p>
          </table:table-cell>
          <table:table-cell table:style-name="Tabla1.C2" office:value-type="string">
            <text:p text:style-name="P18">15:00</text:p>
          </table:table-cell>
        </table:table-row>
        <table:table-row table:style-name="Tabla1.1">
          <table:covered-table-cell/>
          <table:table-cell table:style-name="Tabla1.A2" office:value-type="string">
            <text:p text:style-name="P20">Fin</text:p>
          </table:table-cell>
          <table:table-cell table:style-name="Tabla1.C2" office:value-type="string">
            <text:p text:style-name="P24"><text:span text:style-name="T3">17:00</text:span></text:p>
          </table:table-cell>
        </table:table-row>
        <table:table-row table:style-name="Tabla1.1">
          <table:table-cell table:style-name="Tabla1.A2" table:number-columns-spanned="2" office:value-type="string">
            <text:p text:style-name="P20">Lugar</text:p>
          </table:table-cell>
          <table:covered-table-cell/>
          <table:table-cell table:style-name="Tabla1.C2" office:value-type="string">
            <text:p text:style-name="P18">Vicepresidencia del Estado</text:p>
          </table:table-cell>
        </table:table-row>
      </table:table>
      <text:p text:style-name="P2"/>
      <table:table table:name="Tabla2" table:style-name="Tabla2">
        <table:table-column table:style-name="Tabla2.A"/>
        <table:table-column table:style-name="Tabla2.B"/>
        <table:table-column table:style-name="Tabla2.C"/>
        <table:table-row table:style-name="Tabla2.1">
          <table:table-cell table:style-name="Tabla2.A1" table:number-columns-spanned="2" office:value-type="string">
            <text:p text:style-name="P21">Secretario de actas</text:p>
          </table:table-cell>
          <table:covered-table-cell/>
          <table:table-cell table:style-name="Tabla2.C1" office:value-type="string">
            <text:p text:style-name="P23">Firmas</text:p>
          </table:table-cell>
        </table:table-row>
        <table:table-row table:style-name="Tabla2.1">
          <table:table-cell table:style-name="Tabla2.A2" office:value-type="string">
            <text:p text:style-name="P21">René Mendoza</text:p>
          </table:table-cell>
          <table:table-cell table:style-name="Tabla2.A2" office:value-type="string">
            <text:p text:style-name="P22"/>
          </table:table-cell>
          <table:table-cell table:style-name="Tabla2.C2" office:value-type="string">
            <text:p text:style-name="P22"/>
          </table:table-cell>
        </table:table-row>
        <table:table-row table:style-name="Tabla2.1">
          <table:table-cell table:style-name="Tabla2.A2" table:number-columns-spanned="2" office:value-type="string">
            <text:p text:style-name="P21">Convocados/asistentes</text:p>
          </table:table-cell>
          <table:covered-table-cell/>
          <table:table-cell table:style-name="Tabla2.C2" office:value-type="string">
            <text:p text:style-name="P22"/>
          </table:table-cell>
        </table:table-row>
        <table:table-row table:style-name="Tabla2.4">
          <table:table-cell table:style-name="Tabla2.A2" office:value-type="string">
            <text:p text:style-name="P6">Entidad</text:p>
          </table:table-cell>
          <table:table-cell table:style-name="Tabla2.A2" office:value-type="string">
            <text:p text:style-name="P6">Representante</text:p>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25"/>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26"/>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8"/>
          </table:table-cell>
          <table:table-cell table:style-name="Tabla2.A2" office:value-type="string">
            <text:p text:style-name="P11"/>
          </table:table-cell>
          <table:table-cell table:style-name="Tabla2.C2" office:value-type="string">
            <text:p text:style-name="P19"/>
          </table:table-cell>
        </table:table-row>
        <table:table-row table:style-name="Tabla2.4">
          <table:table-cell table:style-name="Tabla2.A2" office:value-type="string">
            <text:p text:style-name="P8"/>
          </table:table-cell>
          <table:table-cell table:style-name="Tabla2.A2" office:value-type="string">
            <text:p text:style-name="P12"/>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ext:soft-page-break/>
        <table:table-row table:style-name="Tabla2.4">
          <table:table-cell table:style-name="Tabla2.A2" office:value-type="string">
            <text:p text:style-name="P7"/>
          </table:table-cell>
          <table:table-cell table:style-name="Tabla2.A2" office:value-type="string">
            <text:p text:style-name="P7"/>
          </table:table-cell>
          <table:table-cell table:style-name="Tabla2.C2" office:value-type="string">
            <text:p text:style-name="P19"/>
          </table:table-cell>
        </table:table-row>
      </table:table>
      <text:p text:style-name="P2"/>
      <table:table table:name="Tabla3" table:style-name="Tabla3">
        <table:table-column table:style-name="Tabla3.A"/>
        <table:table-row table:style-name="Tabla3.1">
          <table:table-cell table:style-name="Tabla3.A1" office:value-type="string">
            <text:p text:style-name="P21">Agenda</text:p>
          </table:table-cell>
        </table:table-row>
        <table:table-row table:style-name="Tabla3.1">
          <table:table-cell table:style-name="Tabla3.A2" office:value-type="string">
            <text:p text:style-name="Standard">- Presentación de antecedentes y contenidos de la resolución aprobada para la codificación de unidades político administrativo (Departamento, Provincial y municipal)</text:p>
            <text:p text:style-name="Standard">- Análisis de los códigos cartografíalos en referencia a los limites municipales del Ministerio de Autonomías</text:p>
            <text:p text:style-name="Standard">- Análisis a las leyes de creación de municipios del Departamento de Pando</text:p>
            <text:p text:style-name="Standard">- Posición institucional de las entidades participantes <text:s/>con respecto a la resolución de codificación de unidades político administrativo aprobada en CIIDE</text:p>
            <text:p text:style-name="Standard">- Proponer la modificación y mejoras a la codificación de unidades político administrativas</text:p>
            <text:p text:style-name="Standard">- Establecer responsabilidades en la administración y publicación de los códigos y denominación de unidades Político administrativas</text:p>
            <text:p text:style-name="Standard">- Proponer la codificación cartográfica de localidades y/o comunidades</text:p>
            <text:p text:style-name="Standard">- Aporte de todos los participantes para la solución de problemas técnicos a la resolución de codificación</text:p>
            <text:p text:style-name="P13">- Exposición de resultados </text:p>
          </table:table-cell>
        </table:table-row>
      </table:table>
      <text:p text:style-name="P2"/>
      <table:table table:name="Tabla4" table:style-name="Tabla4">
        <table:table-column table:style-name="Tabla4.A"/>
        <table:table-row table:style-name="Tabla4.1">
          <table:table-cell table:style-name="Tabla4.A1" office:value-type="string">
            <text:p text:style-name="P21">Desarrollo de la agenda</text:p>
          </table:table-cell>
        </table:table-row>
      </table:table>
      <table:table table:name="Tabla5" table:style-name="Tabla5">
        <table:table-column table:style-name="Tabla5.A"/>
        <table:table-row table:style-name="Tabla5.1">
          <table:table-cell table:style-name="Tabla5.A1" office:value-type="string">
            <text:p text:style-name="P9">Se realizo una presentación de los antecedentes de la propuesta de resolución de codificación y denominación de unidades territoriales.</text:p>
            <text:p text:style-name="P9"/>
            <text:p text:style-name="Standard"><text:span text:style-name="T8">Se mostró las inconsistencias principalmente relacionadas a los nombres de las unidades territoriales (UT).</text:span></text:p>
            <text:p text:style-name="P9"/>
            <text:p text:style-name="P9">El representa de ENTEL explica sus experiencias en cuanto a las inconsistencias de nombres de UT, en los procesos internos de ENTEL y la correlación de otras bases de datos externa</text:p>
            <text:p text:style-name="P9"/>
            <text:p text:style-name="P9">Se explica que para la denominación y codificación de UT se tomo como base la cobertura referencial de limites municipales del Ministerio de Autonomias y se considero que la denominación debe obedecer a la ley o instrumento legal con el cual fueron creados.</text:p>
            <text:p text:style-name="P9"/>
            <text:p text:style-name="P9">Autonomias menciona que se esta elaborando un documento que especifica la codificación y denominación <text:s/>de UT y que el mismo sera socializado ante las entidades.</text:p>
            <text:p text:style-name="P9"/>
            <text:p text:style-name="P9">GeoBolivia muestra la inconsistencia de nombres de UT y muestra como ejemplo a los municipios de Pando</text:p>
            <text:p text:style-name="P9"/>
            <text:p text:style-name="Standard"><text:span text:style-name="T8">La representación de Autonomias menciona que ellos no tiene conocimiento de la resolución <text:s/>aprobada de código de UT y solicitan una copia para que les permita tomar de referencia para la codificación y denominación <text:s text:c="2"/>oficial.</text:span></text:p>
            <text:p text:style-name="P9"/>
            <text:p text:style-name="Standard"><text:span text:style-name="T8">GeoBolivia muestra la posible solución a la denominación de UT, adicionando dos campos donde se incluyen nombres históricos y/o alias, al respecto Autonomias menciona que aparte de tener el nombre oficial se debe agregar un campo en el cual vaya el nombre de la capital.</text:span></text:p>
            <text:p text:style-name="P9"/>
            <text:p text:style-name="P10">Los representantes del INRA menciona que se debe consultar la denominación de UT a las alcaldía o modificar leyes si corresponde, a eso GeoBolivia responde que quizá se mas complicado tener al final los nombre, autonomías menciona que las cartas orgánicas de los municipios también modificaran los nombres.</text:p>
            <text:p text:style-name="P10"/>
            <text:p text:style-name="P14"><text:span text:style-name="T8">Otro representante de Min. Autonomías (Jose Zelada) también aclara que los nombres de la UT deben obedecer a la ley de creación.</text:span></text:p>
            <text:p text:style-name="P10"/>
            <text:p text:style-name="P14"><text:span text:style-name="T8">Luego de establecer las responsabilidades de las instituciones se ratifica que el Ministerio de Autonomias debe generar un documento que oficialice la codificación y denominación de UT, el mismo sera entregado el 25 de abril de los presentes. Dicho documento será base para la modificación de la resolución 07/2016</text:span></text:p>
            <text:p text:style-name="P10"/>
            <text:p text:style-name="P14"><text:span text:style-name="T8">ENTEL menciona que se debe normalizar la forma de escribir los nombres de la UT, aspecto que también se debe considerar por parte de Autonomias en la generación del documento.</text:span></text:p>
            <text:p text:style-name="P10"/>
            <text:p text:style-name="P14"><text:span text:style-name="T8">Por otra parte se propone y se designa a GeoBolivia con el apoyo de ADSIB y AGETIC, a </text:span><text:soft-page-break/><text:span text:style-name="T8">estructurar una pagina web que brinde servicios para la publicación de la codificación y denominación UT mas información técnica, para ello se presentara un prototipo el 25 de abril.</text:span></text:p>
            <text:p text:style-name="P10"/>
            <text:p text:style-name="P10">En una segunda instancia se toca el tema de codificación y denominación de localidades y/o comunidades.</text:p>
            <text:p text:style-name="P10"/>
            <text:p text:style-name="P14"><text:span text:style-name="T8">ENTEL explica que no se tiene claro la conceptualización de comunidad, por lo cual se da la palabra al representante del INE, el mismo explica que el concepto de comunidad es: “Comunidad es un espacio de terreno con un nombre, que tiene autoridades o representantes reconocidos”. </text:span></text:p>
            <text:p text:style-name="P10"/>
            <text:p text:style-name="P14"><text:span text:style-name="T8">Así mismo el representante del OEP, también explica las dificultades que se tiene al momento de utilizar comunidades por lo cual ellos están utilizando la cartografía de localidades del 2001.</text:span></text:p>
            <text:p text:style-name="P10"/>
            <text:p text:style-name="P10">Se considera que la conceptualización de términos geográficos como localidad, comunidad, colonia, sindicato y muchos mas, amerita otras reuniones técnicas para establecer un documento o propuesta que defina esos aspectos, para lo cual el grupo Nº1 también es el indicado para trabajar</text:p>
            <text:p text:style-name="P10"/>
            <text:p text:style-name="P10">El representante de GeoBolivia muestras alternativas para la codificación de localidades y comunidades y se hace incapie en el código Geohash.</text:p>
            <text:p text:style-name="P10"/>
            <text:p text:style-name="P14"><text:span text:style-name="T8">Se define que la atribuciones para denominación debería ser el IGM, con el apoyo del INE o de las instancias que correspondan</text:span></text:p>
            <text:p text:style-name="P9"/>
            <text:p text:style-name="P9"/>
            <text:p text:style-name="Standard"><text:span text:style-name="T8">Se define que la 2da reunión del Grupo Nº 1 se realizará el lunes 25 de abril de los presentes en habientes de la Vicepresidencia a horas 15:00</text:span></text:p>
            <text:p text:style-name="P3"/>
          </table:table-cell>
        </table:table-row>
        <table:table-row table:style-name="Tabla5.2">
          <table:table-cell table:style-name="Tabla5.A2" office:value-type="string">
            <text:p text:style-name="P21">Conclusiones, acuerdos y tareas </text:p>
          </table:table-cell>
        </table:table-row>
        <table:table-row table:style-name="Tabla5.3">
          <table:table-cell table:style-name="Tabla5.A1" office:value-type="string">
            <text:p text:style-name="P9">GeoBolivia debe entregar a representantes del Ministerio de Autonomias la documentación relacionada a la resolución de 07/2015 (Codificación y denominación de Unidades Territoriales), para el mismo sea contrastado con la documentación que actualmente se va generando por dicho ministerio.</text:p>
            <text:p text:style-name="P9"/>
            <text:p text:style-name="P9">El 25 de abril en la segunda reunión del grupo Nº 1, Representantes del Min. Autonomias presentarán la documentación que detalla la codificación y denominación de unidades territoriales </text:p>
            <text:p text:style-name="P9"/>
            <text:p text:style-name="P9">La correción de la resolución 07/2015 se realizara en base a la documentación que entregue el Min. De Autonomias</text:p>
            <text:p text:style-name="P9"/>
            <text:p text:style-name="P9">GeoBolivia con el apoyo de ADSIB y AGETIC, presentará el 25 de abril en la 2da reunión del <text:soft-page-break/>grupo, el prototipo para la publicación de servicios web que permita publicar la codificación y denominación mas otros detalles técnicos de la Unidades Territoriales.</text:p>
            <text:p text:style-name="P9"/>
            <text:p text:style-name="P9">El 25 de abril de los presentes se efectuará la 2da reunión del grupo Nº 1</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Micro Hei1" svg:font-family="'WenQuanYi Micro Hei'" style:font-family-generic="modern"/>
    <style:font-face style:name="Calibri" svg:font-family="Calibri" style:font-family-generic="roman"/>
    <style:font-face style:name="Lohit Hindi" svg:font-family="'Lohit Hindi'" style:font-family-generic="roman"/>
    <style:font-face style:name="OpenSymbol1" svg:font-family="OpenSymbol, 'Arial Unicode MS'" style:font-family-generic="roman"/>
    <style:font-face style:name="Arial1" svg:font-family="Arial" style:font-family-generic="swiss"/>
    <style:font-face style:name="DejaVu Sans" svg:font-family="'DejaVu Sans'" style:font-pitch="variable"/>
    <style:font-face style:name="Lohit Hindi2"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2cm" style:writing-mode="page"/>
      <style:text-properties style:use-window-font-color="true" style:font-name="Liberation Serif" fo:font-size="12pt" fo:language="es" fo:country="BO"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WenQuanYi Micro Hei" style:font-family-asian="'WenQuanYi Micro Hei'" style:font-pitch-asian="variable" style:font-size-asian="12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DO_5f_MAPA_7e_LT_7e_Gliederung_20_1" style:display-name="FONDO_MAPA~LT~Gliederung 1" style:family="paragraph">
      <style:paragraph-properties fo:margin-left="0cm" fo:margin-right="0cm" fo:margin-top="0cm" fo:margin-bottom="0.409cm" loext:contextual-spacing="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32pt" fo:language="es" fo:country="BO"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WenQuanYi Micro Hei1" style:font-family-asian="'WenQuanYi Micro Hei'" style:font-family-generic-asian="modern" style:font-size-asian="10pt" style:font-name-complex="Lohit Hindi3" style:font-family-complex="'Lohit Hindi'" style:font-family-generic-complex="modern" style:font-size-complex="10pt"/>
    </style:style>
    <style:style style:name="Predeterminado" style:family="paragraph">
      <style:paragraph-properties fo:margin-left="0cm" fo:margin-right="0cm" fo:margin-top="0cm" fo:margin-bottom="0cm" loext:contextual-spacing="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18pt" fo:language="es" fo:country="BO"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Objeto_20_con_20_punta_20_de_20_flecha" style:display-name="Objeto con punta de flecha" style:family="paragraph" style:parent-style-name="Predeterminado">
      <style:paragraph-properties fo:margin-left="0cm" fo:margin-right="0cm" fo:margin-top="0cm" fo:margin-bottom="0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Objeto_20_con_20_sombra" style:display-name="Objeto con sombra" style:family="paragraph" style:parent-style-name="Predeterminado">
      <style:paragraph-properties fo:margin-left="0cm" fo:margin-right="0cm" fo:margin-top="0cm" fo:margin-bottom="0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Objeto_20_sin_20_relleno" style:display-name="Objeto sin relleno" style:family="paragraph" style:parent-style-name="Predeterminado">
      <style:paragraph-properties fo:margin-left="0cm" fo:margin-right="0cm" fo:margin-top="0cm" fo:margin-bottom="0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Objeto_20_sin_20_relleno_20_ni_20_línea" style:display-name="Objeto sin relleno ni línea" style:family="paragraph" style:parent-style-name="Predeterminado">
      <style:paragraph-properties fo:margin-left="0cm" fo:margin-right="0cm" fo:margin-top="0cm" fo:margin-bottom="0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Cuerpo_20_de_20_texto_20_justificado" style:display-name="Cuerpo de texto justificado" style:family="paragraph" style:parent-style-name="Predeterminado">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Sangría_20_de_20_la_20_primera_20_línea" style:display-name="Sangría de la primera línea" style:family="paragraph" style:parent-style-name="Predeterminado">
      <style:paragraph-properties fo:margin-left="0cm" fo:margin-right="0cm" fo:margin-top="0cm" fo:margin-bottom="0cm" loext:contextual-spacing="false" fo:text-indent="0.6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Título1" style:family="paragraph" style:parent-style-name="Predeterminado">
      <style:paragraph-properties fo:margin-left="0cm" fo:margin-right="0cm" fo:margin-top="0cm" fo:margin-bottom="0cm" loext:contextual-spacing="false" fo:text-align="center" style:justify-single-word="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Título2" style:family="paragraph" style:parent-style-name="Predeterminado">
      <style:paragraph-properties fo:margin-left="0cm" fo:margin-right="0.199cm" fo:margin-top="0.101cm" fo:margin-bottom="0.101cm" loext:contextual-spacing="false" fo:text-align="center" style:justify-single-word="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Encabezado1" style:family="paragraph" style:parent-style-name="Predeterminado">
      <style:paragraph-properties fo:margin-left="0cm" fo:margin-right="0cm" fo:margin-top="0.42cm" fo:margin-bottom="0.21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Encabezado2" style:family="paragraph" style:parent-style-name="Predeterminado">
      <style:paragraph-properties fo:margin-left="0cm" fo:margin-right="0cm" fo:margin-top="0.42cm" fo:margin-bottom="0.21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Línea_20_de_20_dimensiones" style:display-name="Línea de dimensiones" style:family="paragraph" style:parent-style-name="Predeterminado">
      <style:paragraph-properties fo:margin-left="0cm" fo:margin-right="0cm" fo:margin-top="0cm" fo:margin-bottom="0cm" loext:contextual-spacing="false" fo:text-indent="0cm" style:auto-text-indent="false"/>
      <style:text-properties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font-name-complex="Lohit Hindi" style:font-family-complex="'Lohit Hindi'" style:font-family-generic-complex="roman" style:text-emphasize="none"/>
    </style:style>
    <style:style style:name="Predeterminado_7e_LT_7e_Gliederung_20_1" style:display-name="Predeterminado~LT~Gliederung 1" style:family="paragraph">
      <style:paragraph-properties fo:margin-top="0cm" fo:margin-bottom="0.499cm" loext:contextual-spacing="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32pt" fo:language="es" fo:country="BO"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7e_LT_7e_Gliederung_20_2" style:display-name="Predeterminado~LT~Gliederung 2" style:family="paragraph" style:parent-style-name="Predeterminado_7e_LT_7e_Gliederung_20_1">
      <style:paragraph-properties fo:margin-top="0cm" fo:margin-bottom="0.4cm" loext:contextual-spacing="false"/>
      <style:text-properties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font-name-complex="Lohit Hindi" style:font-family-complex="'Lohit Hindi'" style:font-family-generic-complex="roman" style:text-emphasize="none"/>
    </style:style>
    <style:style style:name="Predeterminado_7e_LT_7e_Gliederung_20_3" style:display-name="Predeterminado~LT~Gliederung 3" style:family="paragraph" style:parent-style-name="Predeterminado_7e_LT_7e_Gliederung_20_2">
      <style:paragraph-properties fo:margin-top="0cm" fo:margin-bottom="0.3cm" loext:contextual-spacing="false"/>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font-name-complex="Lohit Hindi" style:font-family-complex="'Lohit Hindi'" style:font-family-generic-complex="roman" style:text-emphasize="none"/>
    </style:style>
    <style:style style:name="Predeterminado_7e_LT_7e_Gliederung_20_4" style:display-name="Predeterminado~LT~Gliederung 4" style:family="paragraph" style:parent-style-name="Predeterminado_7e_LT_7e_Gliederung_20_3">
      <style:paragraph-properties fo:margin-top="0cm" fo:margin-bottom="0.199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Predeterminado_7e_LT_7e_Gliederung_20_5" style:display-name="Predeterminado~LT~Gliederung 5" style:family="paragraph" style:parent-style-name="Predeterminado_7e_LT_7e_Gliederung_20_4">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Predeterminado_7e_LT_7e_Gliederung_20_6" style:display-name="Predeterminado~LT~Gliederung 6" style:family="paragraph" style:parent-style-name="Predeterminado_7e_LT_7e_Gliederung_20_5">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Predeterminado_7e_LT_7e_Gliederung_20_7" style:display-name="Predeterminado~LT~Gliederung 7" style:family="paragraph" style:parent-style-name="Predeterminado_7e_LT_7e_Gliederung_20_6">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Predeterminado_7e_LT_7e_Gliederung_20_8" style:display-name="Predeterminado~LT~Gliederung 8" style:family="paragraph" style:parent-style-name="Predeterminado_7e_LT_7e_Gliederung_20_7">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Predeterminado_7e_LT_7e_Gliederung_20_9" style:display-name="Predeterminado~LT~Gliederung 9" style:family="paragraph" style:parent-style-name="Predeterminado_7e_LT_7e_Gliederung_20_8">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Predeterminado_7e_LT_7e_Titel" style:display-name="Predeterminado~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44pt" fo:language="es" fo:country="BO"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7e_LT_7e_Untertitel" style:display-name="Predeterminado~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32pt" fo:language="es" fo:country="BO"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7e_LT_7e_Notizen" style:display-name="Predeterminado~LT~Notizen" style:family="paragraph">
      <style:paragraph-properties fo:margin-left="0.6cm" fo:margin-right="0cm"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20pt" fo:language="es" fo:country="BO"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7e_LT_7e_Hintergrundobjekte" style:display-name="Predeterminado~LT~Hintergrundobjekte"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7e_LT_7e_Hintergrund" style:display-name="Predeterminado~LT~Hintergrund"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default" style:family="paragraph">
      <style:paragraph-properties fo:margin-left="0cm" fo:margin-right="0cm" fo:margin-top="0cm" fo:margin-bottom="0cm" loext:contextual-spacing="false" fo:orphans="2" fo:widows="2" fo:hyphenation-ladder-count="no-limit" fo:text-indent="0cm" style:auto-text-indent="false" style:text-autospace="ideograph-alpha" style:punctuation-wrap="hanging" style:line-break="strict" style:writing-mode="lr-tb"/>
      <style:text-properties style:use-window-font-color="true" style:font-name="Lohit Hindi" fo:font-family="'Lohit Hindi'" style:font-family-generic="roman" fo:font-size="18pt" fo:language="es" fo:country="BO" style:letter-kerning="true" style:font-name-asian="DejaVu Sans" style:font-family-asian="'DejaVu Sans'" style:font-pitch-asian="variable" style:font-size-asian="18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gray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gray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gray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bw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bw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bw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orange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orange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orange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turquise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turquise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turquise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blue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blue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blue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sun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sun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sun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earth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earth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earth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green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green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green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seetang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seetang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seetang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lightblue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lightblue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lightblue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yellow1"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yellow2"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yellow3" style:family="paragraph" style:parent-style-name="default">
      <style:paragraph-properties fo:margin-left="0cm" fo:margin-right="0cm" fo:margin-top="0cm" fo:margin-bottom="0cm" loext:contextual-spacing="false" fo:text-indent="0cm" style:auto-text-indent="false"/>
      <style:text-properties style:font-name="Lohit Hindi" fo:font-family="'Lohit Hindi'" style:font-family-generic="roman" fo:font-size="18pt" style:letter-kerning="true" style:font-size-asian="18pt" style:font-name-complex="Lohit Hindi" style:font-family-complex="'Lohit Hindi'" style:font-family-generic-complex="roman"/>
    </style:style>
    <style:style style:name="Objetos_20_de_20_fondo" style:display-name="Objetos de fondo"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ondo"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Notas" style:family="paragraph">
      <style:paragraph-properties fo:margin-left="0.6cm" fo:margin-right="0cm"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20pt" fo:language="es" fo:country="BO"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Esquema_20_1" style:display-name="Esquema 1" style:family="paragraph">
      <style:paragraph-properties fo:margin-top="0cm" fo:margin-bottom="0.499cm" loext:contextual-spacing="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Lohit Hindi" fo:font-family="'Lohit Hindi'" style:font-family-generic="roman" fo:font-size="32pt" fo:language="es" fo:country="BO"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Esquema_20_2" style:display-name="Esquema 2" style:family="paragraph" style:parent-style-name="Esquema_20_1">
      <style:paragraph-properties fo:margin-top="0cm" fo:margin-bottom="0.4cm" loext:contextual-spacing="false"/>
      <style:text-properties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font-name-complex="Lohit Hindi" style:font-family-complex="'Lohit Hindi'" style:font-family-generic-complex="roman" style:text-emphasize="none"/>
    </style:style>
    <style:style style:name="Esquema_20_3" style:display-name="Esquema 3" style:family="paragraph" style:parent-style-name="Esquema_20_2">
      <style:paragraph-properties fo:margin-top="0cm" fo:margin-bottom="0.3cm" loext:contextual-spacing="false"/>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font-name-complex="Lohit Hindi" style:font-family-complex="'Lohit Hindi'" style:font-family-generic-complex="roman" style:text-emphasize="none"/>
    </style:style>
    <style:style style:name="Esquema_20_4" style:display-name="Esquema 4" style:family="paragraph" style:parent-style-name="Esquema_20_3">
      <style:paragraph-properties fo:margin-top="0cm" fo:margin-bottom="0.199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Esquema_20_5" style:display-name="Esquema 5" style:family="paragraph" style:parent-style-name="Esquema_20_4">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Esquema_20_6" style:display-name="Esquema 6" style:family="paragraph" style:parent-style-name="Esquema_20_5">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Esquema_20_7" style:display-name="Esquema 7" style:family="paragraph" style:parent-style-name="Esquema_20_6">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Esquema_20_8" style:display-name="Esquema 8" style:family="paragraph" style:parent-style-name="Esquema_20_7">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Esquema_20_9" style:display-name="Esquema 9" style:family="paragraph" style:parent-style-name="Esquema_20_8">
      <style:paragraph-properties fo:margin-top="0cm" fo:margin-bottom="0.101cm" loext:contextual-spacing="false"/>
      <style:text-properties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font-name-complex="Lohit Hindi" style:font-family-complex="'Lohit Hindi'" style:font-family-generic-complex="roman" style:text-emphasize="none"/>
    </style:style>
    <style:style style:name="Viñetas" style:family="paragraph">
      <style:paragraph-properties fo:orphans="2" fo:widows="2" fo:hyphenation-ladder-count="no-limit" style:text-autospace="ideograph-alpha" style:punctuation-wrap="hanging" style:line-break="strict" style:writing-mode="lr-tb"/>
      <style:text-properties style:use-window-font-color="true" style:font-name="OpenSymbol1" fo:font-family="OpenSymbol, 'Arial Unicode MS'" style:font-family-generic="roman"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ONDO_5f_MAPA_7e_LT_7e_Hintergrund" style:display-name="FONDO_MAPA~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ONDO_5f_MAPA_7e_LT_7e_Hintergrundobjekte" style:display-name="FONDO_MAPA~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ONDO_5f_MAPA_7e_LT_7e_Notizen" style:display-name="FONDO_MAPA~LT~Notizen"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Untertitel" style:display-name="FONDO_MAPA~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Titel" style:display-name="FONDO_MAPA~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9" style:display-name="FONDO_MAPA~LT~Gliederung 9" style:family="paragraph">
      <style:paragraph-properties fo:margin-left="0cm" fo:margin-right="0cm" fo:margin-top="0cm" fo:margin-bottom="0.143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8" style:display-name="FONDO_MAPA~LT~Gliederung 8" style:family="paragraph">
      <style:paragraph-properties fo:margin-left="0cm" fo:margin-right="0cm" fo:margin-top="0cm" fo:margin-bottom="0.143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7" style:display-name="FONDO_MAPA~LT~Gliederung 7" style:family="paragraph">
      <style:paragraph-properties fo:margin-left="0cm" fo:margin-right="0cm" fo:margin-top="0cm" fo:margin-bottom="0.143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6" style:display-name="FONDO_MAPA~LT~Gliederung 6" style:family="paragraph">
      <style:paragraph-properties fo:margin-left="0cm" fo:margin-right="0cm" fo:margin-top="0cm" fo:margin-bottom="0.143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5" style:display-name="FONDO_MAPA~LT~Gliederung 5" style:family="paragraph">
      <style:paragraph-properties fo:margin-left="0cm" fo:margin-right="0cm" fo:margin-top="0cm" fo:margin-bottom="0.143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4" style:display-name="FONDO_MAPA~LT~Gliederung 4" style:family="paragraph">
      <style:paragraph-properties fo:margin-left="0cm" fo:margin-right="0cm" fo:margin-top="0cm" fo:margin-bottom="0.28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3" style:display-name="FONDO_MAPA~LT~Gliederung 3" style:family="paragraph">
      <style:paragraph-properties fo:margin-left="0cm" fo:margin-right="0cm" fo:margin-top="0cm" fo:margin-bottom="0.432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FONDO_5f_MAPA_7e_LT_7e_Gliederung_20_2" style:display-name="FONDO_MAPA~LT~Gliederung 2" style:family="paragraph">
      <style:paragraph-properties fo:margin-left="0cm" fo:margin-right="0cm" fo:margin-top="0cm" fo:margin-bottom="0.57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Hintergrund" style:display-name="Predeterminado 4~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4_7e_LT_7e_Hintergrundobjekte" style:display-name="Predeterminado 4~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4_7e_LT_7e_Notizen" style:display-name="Predeterminado 4~LT~Notizen"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Untertitel" style:display-name="Predeterminado 4~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Titel" style:display-name="Predeterminado 4~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9" style:display-name="Predeterminado 4~LT~Gliederung 9"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8" style:display-name="Predeterminado 4~LT~Gliederung 8"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7" style:display-name="Predeterminado 4~LT~Gliederung 7"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6" style:display-name="Predeterminado 4~LT~Gliederung 6"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5" style:display-name="Predeterminado 4~LT~Gliederung 5"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4" style:display-name="Predeterminado 4~LT~Gliederung 4" style:family="paragraph">
      <style:paragraph-properties fo:margin-left="0cm" fo:margin-right="0cm" fo:margin-top="0cm" fo:margin-bottom="0.351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3" style:display-name="Predeterminado 4~LT~Gliederung 3" style:family="paragraph">
      <style:paragraph-properties fo:margin-left="0cm" fo:margin-right="0cm" fo:margin-top="0cm" fo:margin-bottom="0.52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2" style:display-name="Predeterminado 4~LT~Gliederung 2" style:family="paragraph">
      <style:paragraph-properties fo:margin-left="0cm" fo:margin-right="0cm" fo:margin-top="0cm" fo:margin-bottom="0.70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4_7e_LT_7e_Gliederung_20_1" style:display-name="Predeterminado 4~LT~Gliederung 1" style:family="paragraph">
      <style:paragraph-properties fo:margin-left="0cm" fo:margin-right="0cm" fo:margin-top="0cm" fo:margin-bottom="0.8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Hintergrund" style:display-name="Predeterminado 3~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3_7e_LT_7e_Hintergrundobjekte" style:display-name="Predeterminado 3~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3_7e_LT_7e_Notizen" style:display-name="Predeterminado 3~LT~Notizen"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Untertitel" style:display-name="Predeterminado 3~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Titel" style:display-name="Predeterminado 3~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9" style:display-name="Predeterminado 3~LT~Gliederung 9"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8" style:display-name="Predeterminado 3~LT~Gliederung 8"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7" style:display-name="Predeterminado 3~LT~Gliederung 7"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6" style:display-name="Predeterminado 3~LT~Gliederung 6"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5" style:display-name="Predeterminado 3~LT~Gliederung 5"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4" style:display-name="Predeterminado 3~LT~Gliederung 4" style:family="paragraph">
      <style:paragraph-properties fo:margin-left="0cm" fo:margin-right="0cm" fo:margin-top="0cm" fo:margin-bottom="0.351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3" style:display-name="Predeterminado 3~LT~Gliederung 3" style:family="paragraph">
      <style:paragraph-properties fo:margin-left="0cm" fo:margin-right="0cm" fo:margin-top="0cm" fo:margin-bottom="0.52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2" style:display-name="Predeterminado 3~LT~Gliederung 2" style:family="paragraph">
      <style:paragraph-properties fo:margin-left="0cm" fo:margin-right="0cm" fo:margin-top="0cm" fo:margin-bottom="0.70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3_7e_LT_7e_Gliederung_20_1" style:display-name="Predeterminado 3~LT~Gliederung 1" style:family="paragraph">
      <style:paragraph-properties fo:margin-left="0cm" fo:margin-right="0cm" fo:margin-top="0cm" fo:margin-bottom="0.8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Hintergrund" style:display-name="Predeterminado 2~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2_7e_LT_7e_Hintergrundobjekte" style:display-name="Predeterminado 2~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2_7e_LT_7e_Notizen" style:display-name="Predeterminado 2~LT~Notizen"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Untertitel" style:display-name="Predeterminado 2~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Titel" style:display-name="Predeterminado 2~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9" style:display-name="Predeterminado 2~LT~Gliederung 9"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8" style:display-name="Predeterminado 2~LT~Gliederung 8"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7" style:display-name="Predeterminado 2~LT~Gliederung 7"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6" style:display-name="Predeterminado 2~LT~Gliederung 6"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5" style:display-name="Predeterminado 2~LT~Gliederung 5"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4" style:display-name="Predeterminado 2~LT~Gliederung 4" style:family="paragraph">
      <style:paragraph-properties fo:margin-left="0cm" fo:margin-right="0cm" fo:margin-top="0cm" fo:margin-bottom="0.351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3" style:display-name="Predeterminado 2~LT~Gliederung 3" style:family="paragraph">
      <style:paragraph-properties fo:margin-left="0cm" fo:margin-right="0cm" fo:margin-top="0cm" fo:margin-bottom="0.52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2" style:display-name="Predeterminado 2~LT~Gliederung 2" style:family="paragraph">
      <style:paragraph-properties fo:margin-left="0cm" fo:margin-right="0cm" fo:margin-top="0cm" fo:margin-bottom="0.70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2_7e_LT_7e_Gliederung_20_1" style:display-name="Predeterminado 2~LT~Gliederung 1" style:family="paragraph">
      <style:paragraph-properties fo:margin-left="0cm" fo:margin-right="0cm" fo:margin-top="0cm" fo:margin-bottom="0.8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Hintergrund" style:display-name="Predeterminado 1~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1_7e_LT_7e_Hintergrundobjekte" style:display-name="Predeterminado 1~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edeterminado_20_1_7e_LT_7e_Notizen" style:display-name="Predeterminado 1~LT~Notizen"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Untertitel" style:display-name="Predeterminado 1~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Titel" style:display-name="Predeterminado 1~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9" style:display-name="Predeterminado 1~LT~Gliederung 9"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8" style:display-name="Predeterminado 1~LT~Gliederung 8"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7" style:display-name="Predeterminado 1~LT~Gliederung 7"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6" style:display-name="Predeterminado 1~LT~Gliederung 6"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5" style:display-name="Predeterminado 1~LT~Gliederung 5"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4" style:display-name="Predeterminado 1~LT~Gliederung 4" style:family="paragraph">
      <style:paragraph-properties fo:margin-left="0cm" fo:margin-right="0cm" fo:margin-top="0cm" fo:margin-bottom="0.351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3" style:display-name="Predeterminado 1~LT~Gliederung 3" style:family="paragraph">
      <style:paragraph-properties fo:margin-left="0cm" fo:margin-right="0cm" fo:margin-top="0cm" fo:margin-bottom="0.52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2" style:display-name="Predeterminado 1~LT~Gliederung 2" style:family="paragraph">
      <style:paragraph-properties fo:margin-left="0cm" fo:margin-right="0cm" fo:margin-top="0cm" fo:margin-bottom="0.70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Predeterminado_20_1_7e_LT_7e_Gliederung_20_1" style:display-name="Predeterminado 1~LT~Gliederung 1" style:family="paragraph">
      <style:paragraph-properties fo:margin-left="0cm" fo:margin-right="0cm" fo:margin-top="0cm" fo:margin-bottom="0.8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Title_20__28_user_29_" style:display-name="Title (use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Titl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Title1"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2"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3"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4"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5"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6"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7"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8"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9" style:family="paragraph">
      <style:paragraph-properties fo:margin-left="0cm" fo:margin-right="0cm" fo:margin-top="0cm" fo:margin-bottom="0.351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10" style:family="paragraph">
      <style:paragraph-properties fo:margin-left="0cm" fo:margin-right="0cm" fo:margin-top="0cm" fo:margin-bottom="0.52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11" style:family="paragraph">
      <style:paragraph-properties fo:margin-left="0cm" fo:margin-right="0cm" fo:margin-top="0cm" fo:margin-bottom="0.70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WW-Title12" style:family="paragraph">
      <style:paragraph-properties fo:margin-left="0cm" fo:margin-right="0cm" fo:margin-top="0cm" fo:margin-bottom="0.8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Texto_20_de_20_bloque" style:display-name="Texto de bloque" style:family="paragraph">
      <style:paragraph-properties fo:margin-left="7.004cm" fo:margin-right="5.108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agraph-properties fo:margin-left="3.951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CM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in_20_espaciado" style:display-name="Sin espaciad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exto_20_de_20_globo" style:display-name="Texto de glob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exto_20_comentario" style:display-name="Texto comentari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Asunto_20_del_20_comentario" style:display-name="Asunto del comentari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angría_20_2_20_de_20_t._20_independiente" style:display-name="Sangría 2 de t. independiente" style:family="paragraph">
      <style:paragraph-properties fo:margin-left="1.552cm" fo:margin-right="0cm" fo:margin-top="0cm" fo:margin-bottom="0.6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ormulari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prrafodelista" style:family="paragraph">
      <style:paragraph-properties fo:margin-left="3.886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exto_20_independiente_20_2" style:display-name="Texto independiente 2" style:family="paragraph">
      <style:paragraph-properties fo:margin-top="0cm" fo:margin-bottom="0.66cm" loext:contextual-spacing="false"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6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6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9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0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3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4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5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5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5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6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6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6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7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8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9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0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1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2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3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3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3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3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4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normal" fo:font-weight="bold" style:letter-kerning="true" style:font-name-asian="DejaVu Sans" style:font-family-asian="'DejaVu Sans'" style:font-pitch-asian="variable" style:font-size-asian="12pt" style:language-asian="zh" style:country-asian="CN" style:font-style-asian="normal"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5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6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7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8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9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0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1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2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3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4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5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6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7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8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9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9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9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0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1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2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3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normal" style:letter-kerning="true" style:font-name-asian="DejaVu Sans" style:font-family-asian="'DejaVu Sans'" style:font-pitch-asian="variable" style:font-size-asian="12pt" style:language-asian="zh" style:country-asian="CN" style:font-weight-asian="normal"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4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5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normal" style:letter-kerning="true" style:font-name-asian="DejaVu Sans" style:font-family-asian="'DejaVu Sans'" style:font-pitch-asian="variable" style:font-size-asian="12pt" style:language-asian="zh" style:country-asian="CN" style:font-style-asian="italic" style:font-weight-asian="normal"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6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7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8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9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0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1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2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3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4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5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6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2"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4"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6"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7z8"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ítulo_20_4_20_Car" style:display-name="Título 4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fo:font-weight="bold" style:letter-kerning="true" style:font-name-asian="DejaVu Sans" style:font-family-asian="'DejaVu San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exto_20_comentario_20_Car" style:display-name="Texto comentario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Número_20_de_20_página" style:display-name="Número de página"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in_20_espaciado_20_Car" style:display-name="Sin espaciado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ítulo_20_1_20_Car" style:display-name="Título 1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text-underline-style="solid" style:text-underline-width="auto" style:text-underline-color="font-color"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exto_20_de_20_globo_20_Car" style:display-name="Texto de globo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Document_20_Header1_20_Car_20_Car" style:display-name="Document Header1 Car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text-underline-style="solid" style:text-underline-width="auto" style:text-underline-color="font-color"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ítulo_20_Car" style:display-name="Título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Ref._20_de_20_comentario" style:display-name="Ref. de comentari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angría_20_2_20_de_20_t._20_independiente_20_Car" style:display-name="Sangría 2 de t. independiente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Texto_20_independiente_20_2_20_Car" style:display-name="Texto independiente 2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angría_20_de_20_texto_20_normal_20_Car" style:display-name="Sangría de texto normal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ubtítulo_20_Car" style:display-name="Subtítulo Ca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liberation_20_serif" style:display-name="liberation serif" style:family="paragraph">
      <style:paragraph-properties fo:margin-left="0cm" fo:margin-right="0cm" fo:margin-top="0.314cm" fo:margin-bottom="0.314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Código" style:family="paragraph">
      <style:paragraph-properties fo:margin-left="6.223cm" fo:margin-right="3.112cm" fo:margin-top="0.619cm" fo:margin-bottom="0.61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Índicel_20_10" style:display-name="Índicel 10" style:family="paragraph">
      <style:paragraph-properties fo:margin-left="13.979cm" fo:margin-right="0cm" fo:margin-top="0cm" fo:margin-bottom="0cm" loext:contextual-spacing="false" fo:text-align="start" style:justify-single-word="false" fo:orphans="2" fo:widows="2" fo:hyphenation-ladder-count="no-limit" fo:text-indent="0cm" style:auto-text-indent="false" style:text-autospace="ideograph-alpha" style:punctuation-wrap="hanging" style:line-break="strict" style:writing-mode="lr-tb">
        <style:tab-stops>
          <style:tab-stop style:position="-46.891cm"/>
        </style:tab-stops>
      </style:paragraph-properties>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Defaul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Numeración_20_de_20_líneas" style:display-name="Numeración de líneas"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uente_20_de_20_párrafo_20_predeter." style:display-name="Fuente de párrafo predeter."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references" style:family="paragraph">
      <style:paragraph-properties fo:margin-left="1.838cm" fo:margin-right="0cm" fo:margin-top="0cm" fo:margin-bottom="0.653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LO-Normal" style:family="paragraph">
      <style:paragraph-properties fo:margin-top="0cm" fo:margin-bottom="1.099cm" loext:contextual-spacing="false"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2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3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4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5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6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6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7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1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1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2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1z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8Num8z0"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Absatz-Standardschriftar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Absatz-Standardschriftar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Enlace_20_de_20_Internet" style:display-name="Enlace de Interne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text-underline-style="solid" style:text-underline-width="auto" style:text-underline-color="font-color"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Fuente_20_de_20_párrafo_20_predeter.1" style:display-name="Fuente de párrafo predeter.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Caracteres_20_de_20_nota_20_al_20_pie" style:display-name="Caracteres de nota al pi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Ancla_20_de_20_nota_20_al_20_pie" style:display-name="Ancla de nota al pi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Símbolos_20_de_20_numeración" style:display-name="Símbolos de numeració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Destacad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style="italic" style:letter-kerning="true" style:font-name-asian="DejaVu Sans" style:font-family-asian="'DejaVu Sans'" style:font-pitch-asian="variable" style:font-size-asian="12pt" style:language-asian="zh" style:country-asian="CN" style:font-style-asian="italic"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Caracteres_20_de_20_nota_20_final" style:display-name="Caracteres de nota fin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WW-Caracteres_20_de_20_nota_20_final" style:display-name="WW-Caracteres de nota fin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Ancla_20_de_20_nota_20_final" style:display-name="Ancla de nota fin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Muy_20_destacado" style:display-name="Muy destacado"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fo:font-weight="bold" style:letter-kerning="true" style:font-name-asian="DejaVu Sans" style:font-family-asian="'DejaVu Sans'" style:font-pitch-asian="variable" style:font-size-asian="12pt" style:language-asian="zh" style:country-asian="CN" style:font-weight-asian="bold"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Blank_20_Slide_7e_LT_7e_Hintergrund" style:display-name="Blank Slide~LT~Hintergrund"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Blank_20_Slide_7e_LT_7e_Hintergrundobjekte" style:display-name="Blank Slide~LT~Hintergrundobjekt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Blank_20_Slide_7e_LT_7e_Notizen" style:display-name="Blank Slide~LT~Notizen" style:family="paragraph">
      <style:paragraph-properties fo:margin-left="1.058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Untertitel" style:display-name="Blank Slide~LT~Untertitel" style:family="paragraph">
      <style:paragraph-properties fo:margin-left="0cm" fo:margin-right="0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Titel" style:display-name="Blank Slide~LT~Titel"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9" style:display-name="Blank Slide~LT~Gliederung 9"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8" style:display-name="Blank Slide~LT~Gliederung 8"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7" style:display-name="Blank Slide~LT~Gliederung 7"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6" style:display-name="Blank Slide~LT~Gliederung 6"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5" style:display-name="Blank Slide~LT~Gliederung 5" style:family="paragraph">
      <style:paragraph-properties fo:margin-left="0cm" fo:margin-right="0cm" fo:margin-top="0cm" fo:margin-bottom="0.17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4" style:display-name="Blank Slide~LT~Gliederung 4" style:family="paragraph">
      <style:paragraph-properties fo:margin-left="0cm" fo:margin-right="0cm" fo:margin-top="0cm" fo:margin-bottom="0.351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3" style:display-name="Blank Slide~LT~Gliederung 3" style:family="paragraph">
      <style:paragraph-properties fo:margin-left="0cm" fo:margin-right="0cm" fo:margin-top="0cm" fo:margin-bottom="0.529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2" style:display-name="Blank Slide~LT~Gliederung 2" style:family="paragraph">
      <style:paragraph-properties fo:margin-left="0cm" fo:margin-right="0cm" fo:margin-top="0cm" fo:margin-bottom="0.706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Blank_20_Slide_7e_LT_7e_Gliederung_20_1" style:display-name="Blank Slide~LT~Gliederung 1" style:family="paragraph">
      <style:paragraph-properties fo:margin-left="0cm" fo:margin-right="0cm" fo:margin-top="0cm" fo:margin-bottom="0.88cm" loext: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text-outline="false" style:text-line-through-style="none" style:text-line-through-type="none" style:font-name="Arial1" fo:font-family="Arial" style:font-family-generic="swiss" fo:font-size="12pt" fo:letter-spacing="normal" fo:language="es" fo:country="BO"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ListLabel_20_2" style:display-name="ListLabel 2"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ListLabel_20_1" style:display-name="ListLabel 1"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fo:font-style="italic" style:letter-kerning="true" style:font-name-asian="DejaVu Sans" style:font-family-asian="'DejaVu Sans'" style:font-pitch-asian="variable" style:font-size-asian="12pt" style:language-asian="zh" style:country-asian="CN" style:font-style-asian="italic"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agraph-properties fo:margin-left="2.24cm" fo:margin-right="0cm" fo:margin-top="0cm" fo:margin-bottom="0.623cm" loext:contextual-spacing="false" fo:orphans="2" fo:widows="2" fo:hyphenation-ladder-count="no-limit" fo:text-indent="0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BO" style:letter-kerning="true" style:font-name-asian="DejaVu Sans" style:font-family-asian="'DejaVu San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Liberation Serif1" fo:font-size="9pt" fo:font-weight="bold" style:font-size-asian="9pt" style:font-weight-asian="bold" style:font-name-complex="Liberation Serif1" style:font-size-complex="9pt" style:font-weight-complex="bold"/>
    </style:style>
    <style:style style:name="MP2" style:family="paragraph">
      <style:paragraph-properties fo:text-align="center" style:writing-mode="lr-tb"/>
    </style:style>
    <style:style style:name="MP3" style:family="paragraph" style:parent-style-name="Standard">
      <style:paragraph-properties fo:text-align="center" style:justify-single-word="false"/>
    </style:style>
    <style:style style:name="MT1" style:family="text">
      <style:text-properties style:font-name="Liberation Serif1" fo:font-size="9pt" fo:font-weight="bold" style:font-size-asian="9pt" style:font-weight-asian="bold" style:font-name-complex="Liberation Serif1" style:font-size-complex="9pt" style:font-weight-complex="bold"/>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9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3cm" fo:margin-bottom="1.134cm" style:dynamic-spacing="true"/>
      </style:header-style>
      <style:footer-style/>
    </style:page-layout>
  </office:automatic-styles>
  <office:master-styles>
    <style:master-page style:name="Standard" style:page-layout-name="Mpm1">
      <style:header>
        <text:p text:style-name="MP1"><draw:frame draw:style-name="Mfr1" draw:name="Imagen1" text:anchor-type="char" svg:x="16.736cm" svg:y="-0.231cm" svg:width="0.923cm" svg:height="0.995cm" draw:z-index="6"><draw:image xlink:href="Pictures/100002010000005B00000069194264E6.tif" xlink:type="simple" xlink:show="embed" xlink:actuate="onLoad"/></draw:frame><draw:line text:anchor-type="char" draw:z-index="1" draw:style-name="Mgr1" draw:text-style-name="MP2" svg:x1="0.672cm" svg:y1="0.718cm" svg:x2="16.394cm" svg:y2="0.718cm"><text:p/></draw:line>INFRAESTRUCTURA DE DATOS ESPACIALES DEL ESTADO PLURINACIONAL DE BOLIVIA </text:p>
        <text:p text:style-name="MP3"><text:span text:style-name="MT1">COMITE <text:s/>INTERINSTITUCIONAL <text:s/>DE <text:s/>LA <text:s/>IDE-EPB</text:span></text:p>
      </style:header>
    </style:master-page>
    <style:master-page style:name="Convertir_20_1" style:display-name="Convertir 1" style:page-layout-name="Mpm1">
      <style:header>
        <text:p text:style-name="MP1"><draw:frame draw:style-name="Mfr1" draw:name="Imagen2" text:anchor-type="char" svg:x="16.736cm" svg:y="-0.231cm" svg:width="0.923cm" svg:height="0.995cm" draw:z-index="9"><draw:image xlink:href="Pictures/100002010000005B00000069194264E6.tif" xlink:type="simple" xlink:show="embed" xlink:actuate="onLoad"/></draw:frame><draw:line text:anchor-type="char" draw:z-index="4" draw:style-name="Mgr1" draw:text-style-name="MP2" svg:x1="0.672cm" svg:y1="0.718cm" svg:x2="16.394cm" svg:y2="0.718cm"><text:p/></draw:line>INFRAESTRUCTURA DE DATOS ESPACIALES DEL ESTADO PLURINACIONAL DE BOLIVIA </text:p>
        <text:p text:style-name="MP3"><text:span text:style-name="MT1">COMITE <text:s/>INTERINSTITUCIONAL <text:s/>DE <text:s/>LA <text:s/>IDE-EP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sa </meta:initial-creator>
    <meta:creation-date>2014-03-31T09:28:49.387288400</meta:creation-date>
    <dc:creator>Rene Mamani</dc:creator>
    <dc:date>2016-04-07T11:41:39.850297500</dc:date>
    <meta:print-date>2015-09-01T17:19:00</meta:print-date>
    <meta:editing-cycles>27</meta:editing-cycles>
    <meta:editing-duration>PT5H16M8S</meta:editing-duration>
    <meta:document-statistic meta:table-count="5" meta:image-count="2" meta:object-count="0" meta:page-count="5" meta:paragraph-count="59" meta:word-count="975" meta:character-count="6233" meta:non-whitespace-character-count="5297"/>
    <meta:generator>LibreOffice/4.3.3.2$Linux_X86_64 LibreOffice_project/430m0$Build-2</meta:generator>
  </office:meta>
</office:document-meta>
</file>